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1.8cm"/>
    </style:style>
    <style:style style:name="P1" style:family="paragraph">
      <style:paragraph-properties fo:margin-left="0cm" fo:margin-right="0cm" fo:text-indent="0cm"/>
      <style:text-properties fo:font-size="18pt" fo:language="es" fo:country="ES" style:font-size-asian="18pt" style:font-size-complex="18pt"/>
    </style:style>
    <style:style style:name="T1" style:family="text">
      <style:text-properties style:language-asian="zh" style:country-asian="HK"/>
    </style:style>
    <style:style style:name="T2" style:family="text">
      <style:text-properties style:language-asian="zh" style:country-asian="MO"/>
    </style:style>
    <style:style style:name="T3" style:family="text">
      <style:text-properties style:language-asian="zh" style:country-asian="CN"/>
    </style:style>
    <style:style style:name="T4" style:family="text">
      <style:text-properties style:language-asian="zh" style:country-asian="SG"/>
    </style:style>
    <style:style style:name="T5" style:family="text">
      <style:text-properties style:language-asian="zh" style:country-asian="TW"/>
    </style:style>
    <style:style style:name="T6" style:family="text">
      <style:text-properties style:language-asian="ko" style:country-asian="KR"/>
    </style:style>
    <style:style style:name="T7" style:family="text">
      <style:text-properties style:language-asian="ja" style:country-asian="JP"/>
    </style:style>
    <style:style style:name="T8" style:family="text">
      <style:text-properties style:language-asian="zxx" style:country-asian="none"/>
    </style:style>
    <style:style style:name="T9" style:family="text">
      <style:text-properties style:language-asian="zxx" style:country-asian="none" style:language-complex="ar" style:country-complex="SA"/>
    </style:style>
    <style:style style:name="T10" style:family="text">
      <style:text-properties style:language-asian="zxx" style:country-asian="none" style:language-complex="ar" style:country-complex="DZ"/>
    </style:style>
    <style:style style:name="T11" style:family="text">
      <style:text-properties style:language-asian="zxx" style:country-asian="none" style:language-complex="ar" style:country-complex="BH"/>
    </style:style>
    <style:style style:name="T12" style:family="text">
      <style:text-properties style:language-asian="zxx" style:country-asian="none" style:language-complex="ar" style:country-complex="EG"/>
    </style:style>
    <style:style style:name="T13" style:family="text">
      <style:text-properties style:language-asian="zxx" style:country-asian="none" style:language-complex="ar" style:country-complex="AE"/>
    </style:style>
    <style:style style:name="T14" style:family="text">
      <style:text-properties style:language-asian="zxx" style:country-asian="none" style:language-complex="ar" style:country-complex="IQ"/>
    </style:style>
    <style:style style:name="T15" style:family="text">
      <style:text-properties style:language-asian="zxx" style:country-asian="none" style:language-complex="ar" style:country-complex="JO"/>
    </style:style>
    <style:style style:name="T16" style:family="text">
      <style:text-properties style:language-asian="zxx" style:country-asian="none" style:language-complex="ar" style:country-complex="KW"/>
    </style:style>
    <style:style style:name="T17" style:family="text">
      <style:text-properties style:language-asian="zxx" style:country-asian="none" style:language-complex="ar" style:country-complex="LB"/>
    </style:style>
    <style:style style:name="T18" style:family="text">
      <style:text-properties style:language-asian="zxx" style:country-asian="none" style:language-complex="ar" style:country-complex="LY"/>
    </style:style>
    <style:style style:name="T19" style:family="text">
      <style:text-properties style:language-asian="zxx" style:country-asian="none" style:language-complex="ar" style:country-complex="MA"/>
    </style:style>
    <style:style style:name="T20" style:family="text">
      <style:text-properties style:language-asian="zxx" style:country-asian="none" style:language-complex="ar" style:country-complex="OM"/>
    </style:style>
    <style:style style:name="T21" style:family="text">
      <style:text-properties style:language-asian="zxx" style:country-asian="none" style:language-complex="ar" style:country-complex="QA"/>
    </style:style>
    <style:style style:name="T22" style:family="text">
      <style:text-properties style:language-asian="zxx" style:country-asian="none" style:language-complex="ar" style:country-complex="SY"/>
    </style:style>
    <style:style style:name="T23" style:family="text">
      <style:text-properties style:language-asian="zxx" style:country-asian="none" style:language-complex="ar" style:country-complex="TN"/>
    </style:style>
    <style:style style:name="T24" style:family="text">
      <style:text-properties style:language-asian="zxx" style:country-asian="none" style:language-complex="ar" style:country-complex="YE"/>
    </style:style>
    <style:style style:name="T25" style:family="text">
      <style:text-properties style:language-asian="zxx" style:country-asian="none" style:language-complex="as" style:country-complex="IN"/>
    </style:style>
    <style:style style:name="T26" style:family="text">
      <style:text-properties style:language-asian="zxx" style:country-asian="none" style:language-complex="bn" style:country-complex="BD"/>
    </style:style>
    <style:style style:name="T27" style:family="text">
      <style:text-properties style:language-asian="zxx" style:country-asian="none" style:language-complex="bn" style:country-complex="IN"/>
    </style:style>
    <style:style style:name="T28" style:family="text">
      <style:text-properties style:language-asian="zxx" style:country-asian="none" style:language-complex="ks" style:country-complex="none"/>
    </style:style>
    <style:style style:name="T29" style:family="text">
      <style:text-properties style:language-asian="zxx" style:country-asian="none" style:language-complex="ks" style:country-complex="IN"/>
    </style:style>
    <style:style style:name="T30" style:family="text">
      <style:text-properties style:language-asian="zxx" style:country-asian="none" style:language-complex="dz" style:country-complex="BT"/>
    </style:style>
    <style:style style:name="T31" style:family="text">
      <style:text-properties style:language-asian="zxx" style:country-asian="none" style:language-complex="fa" style:country-complex="IR"/>
    </style:style>
    <style:style style:name="T32" style:family="text">
      <style:text-properties style:language-asian="zxx" style:country-asian="none" style:language-complex="gu" style:country-complex="IN"/>
    </style:style>
    <style:style style:name="T33" style:family="text">
      <style:text-properties style:language-asian="zxx" style:country-asian="none" style:language-complex="he" style:country-complex="IL"/>
    </style:style>
    <style:style style:name="T34" style:family="text">
      <style:text-properties style:language-asian="zxx" style:country-asian="none" style:language-complex="hi" style:country-complex="IN"/>
    </style:style>
    <style:style style:name="T35" style:family="text">
      <style:text-properties style:language-asian="zxx" style:country-asian="none" style:language-complex="km" style:country-complex="KH"/>
    </style:style>
    <style:style style:name="T36" style:family="text">
      <style:text-properties style:language-asian="zxx" style:country-asian="none" style:language-complex="kn" style:country-complex="IN"/>
    </style:style>
    <style:style style:name="T37" style:family="text">
      <style:text-properties style:language-asian="zxx" style:country-asian="none" style:language-complex="ku" style:country-complex="IQ"/>
    </style:style>
    <style:style style:name="T38" style:family="text">
      <style:text-properties style:language-asian="zxx" style:country-asian="none" style:language-complex="ku" style:country-complex="IR"/>
    </style:style>
    <style:style style:name="T39" style:family="text">
      <style:text-properties style:language-asian="zxx" style:country-asian="none" style:language-complex="lo" style:country-complex="LA"/>
    </style:style>
    <style:style style:name="T40" style:family="text">
      <style:text-properties style:language-asian="zxx" style:country-asian="none" style:language-complex="ml" style:country-complex="IN"/>
    </style:style>
    <style:style style:name="T41" style:family="text">
      <style:text-properties style:language-asian="zxx" style:country-asian="none" style:language-complex="mni" style:country-complex="IN"/>
    </style:style>
    <style:style style:name="T42" style:family="text">
      <style:text-properties style:language-asian="zxx" style:country-asian="none" style:language-complex="mr" style:country-complex="IN"/>
    </style:style>
    <style:style style:name="T43" style:family="text">
      <style:text-properties style:language-asian="zxx" style:country-asian="none" style:language-complex="ne" style:country-complex="IN"/>
    </style:style>
    <style:style style:name="T44" style:family="text">
      <style:text-properties style:language-asian="zxx" style:country-asian="none" style:language-complex="ne" style:country-complex="NP"/>
    </style:style>
    <style:style style:name="T45" style:family="text">
      <style:text-properties style:language-asian="zxx" style:country-asian="none" style:language-complex="or" style:country-complex="IN"/>
    </style:style>
    <style:style style:name="T46" style:family="text">
      <style:text-properties style:language-asian="zxx" style:country-asian="none" style:language-complex="pa" style:country-complex="IN"/>
    </style:style>
    <style:style style:name="T47" style:family="text">
      <style:text-properties style:language-asian="zxx" style:country-asian="none" style:language-complex="sa" style:country-complex="IN"/>
    </style:style>
    <style:style style:name="T48" style:family="text">
      <style:text-properties style:language-asian="zxx" style:country-asian="none" style:language-complex="sd" style:country-complex="IN"/>
    </style:style>
    <style:style style:name="T49" style:family="text">
      <style:text-properties style:language-asian="zxx" style:country-asian="none" style:language-complex="si" style:country-complex="LK"/>
    </style:style>
    <style:style style:name="T50" style:family="text">
      <style:text-properties style:language-asian="zxx" style:country-asian="none" style:language-complex="th" style:country-complex="TH"/>
    </style:style>
    <style:style style:name="T51" style:family="text">
      <style:text-properties style:language-asian="zxx" style:country-asian="none" style:language-complex="ta" style:country-complex="IN"/>
    </style:style>
    <style:style style:name="T52" style:family="text">
      <style:text-properties style:language-asian="zxx" style:country-asian="none" style:language-complex="te" style:country-complex="IN"/>
    </style:style>
    <style:style style:name="T53" style:family="text">
      <style:text-properties style:language-asian="zxx" style:country-asian="none" style:language-complex="bo" style:country-complex="CN"/>
    </style:style>
    <style:style style:name="T54" style:family="text">
      <style:text-properties style:language-asian="zxx" style:country-asian="none" style:language-complex="ur" style:country-complex="IN"/>
    </style:style>
    <style:style style:name="T55" style:family="text">
      <style:text-properties style:language-asian="zxx" style:country-asian="none" style:language-complex="ur" style:country-complex="PK"/>
    </style:style>
    <style:style style:name="T56" style:family="text">
      <style:text-properties style:language-asian="zxx" style:country-asian="none" style:language-complex="vi" style:country-complex="V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41.8cm" svg:height="59.66cm" svg:x="-10.1cm" svg:y="-0.2cm">
          <draw:text-box>
            <text:p text:style-name="P1"><text:s/>127 8 49</text:p>
            <text:p text:style-name="P1">1<text:tab/>[Ninguno]<text:tab/></text:p>
            <text:p text:style-name="P1">2<text:tab/>Afrikaans<text:tab/></text:p>
            <text:p text:style-name="P1">3<text:tab/>Albanés<text:tab/></text:p>
            <text:p text:style-name="P1">4<text:tab/>Alemán (Alemania)<text:tab/></text:p>
            <text:p text:style-name="P1">5<text:tab/>Alemán (Austria)<text:tab/></text:p>
            <text:p text:style-name="P1">6<text:tab/>Alemán (Liechtenstein)<text:tab/></text:p>
            <text:p text:style-name="P1">7<text:tab/>Alemán (Luxemburgo)<text:tab/></text:p>
            <text:p text:style-name="P1">8<text:tab/>Alemán (Suiza)<text:tab/></text:p>
            <text:p text:style-name="P1">9<text:tab/>Armenio<text:tab/></text:p>
            <text:p text:style-name="P1">10<text:tab/>Azerbaiyano (Cirílico)<text:tab/></text:p>
            <text:p text:style-name="P1">11<text:tab/>Azerbaiyano (Latín)<text:tab/></text:p>
            <text:p text:style-name="P1">12<text:tab/>Basco<text:tab/></text:p>
            <text:p text:style-name="P1">13<text:tab/>Bielorruso<text:tab/></text:p>
            <text:p text:style-name="P1">14<text:tab/>Bosnio<text:tab/></text:p>
            <text:p text:style-name="P1">15<text:tab/>Bretón<text:tab/></text:p>
            <text:p text:style-name="P1">16<text:tab/>Búlgaro<text:tab/></text:p>
            <text:p text:style-name="P1">17<text:tab/>Catalán<text:tab/></text:p>
            <text:p text:style-name="P1">18<text:tab/>Checo<text:tab/></text:p>
            <text:p text:style-name="P1">19<text:tab/>Croata<text:tab/></text:p>
            <text:p text:style-name="P1">20<text:tab/>Danés<text:tab/></text:p>
            <text:p text:style-name="P1">21<text:tab/>Dhivehi<text:tab/></text:p>
            <text:p text:style-name="P1">22<text:tab/>Eslovaco<text:tab/></text:p>
            <text:p text:style-name="P1">23<text:tab/>Esloveno<text:tab/></text:p>
            <text:p text:style-name="P1">24<text:tab/>Español (Argentina)<text:tab/></text:p>
            <text:p text:style-name="P1">25<text:tab/>Español (Bolivia)<text:tab/></text:p>
            <text:p text:style-name="P1">26<text:tab/>Español (Chile)<text:tab/></text:p>
            <text:p text:style-name="P1">27<text:tab/>Español (Colombia)<text:tab/></text:p>
            <text:p text:style-name="P1">28<text:tab/>Español (Costa Rica)<text:tab/></text:p>
            <text:p text:style-name="P1">29<text:tab/>Español (Ecuador)<text:tab/></text:p>
            <text:p text:style-name="P1">30<text:tab/>Español (El Salvador)<text:tab/></text:p>
            <text:p text:style-name="P1">31<text:tab/>Español (España)<text:tab/></text:p>
            <text:p text:style-name="P1">32<text:tab/>Español (Guatemala)<text:tab/></text:p>
            <text:p text:style-name="P1">33<text:tab/>Español (Honduras)<text:tab/></text:p>
            <text:p text:style-name="P1">34<text:tab/>Español (México)<text:tab/></text:p>
            <text:p text:style-name="P1">35<text:tab/>Español (Moderno)<text:tab/></text:p>
            <text:p text:style-name="P1">36<text:tab/>Español (Nicaragua)<text:tab/></text:p>
            <text:p text:style-name="P1">37<text:tab/>Español (Panamá)<text:tab/></text:p>
            <text:p text:style-name="P1">38<text:tab/>Español (Paraguay)<text:tab/></text:p>
            <text:p text:style-name="P1">39<text:tab/>Español (Perú)<text:tab/></text:p>
            <text:p text:style-name="P1">40<text:tab/>Español (Puerto Rico)<text:tab/></text:p>
            <text:p text:style-name="P1">41<text:tab/>Español (Rep. Dominicana)<text:tab/></text:p>
            <text:p text:style-name="P1">42<text:tab/>Español (Uruguay)<text:tab/></text:p>
            <text:p text:style-name="P1">43<text:tab/>Español (Venezuela)<text:tab/></text:p>
            <text:p text:style-name="P1">44<text:tab/>Esperanto<text:tab/></text:p>
            <text:p text:style-name="P1">45<text:tab/>Estonio<text:tab/></text:p>
            <text:p text:style-name="P1">46<text:tab/>Faroés<text:tab/></text:p>
            <text:p text:style-name="P1">47<text:tab/>Finlandés<text:tab/></text:p>
            <text:p text:style-name="P1">48<text:tab/>Francés (Bélgica)<text:tab/></text:p>
            <text:p text:style-name="P1">49<text:tab/>Francés (Canadá)<text:tab/></text:p>
            <text:p text:style-name="P1">50<text:tab/>Francés (Francia)<text:tab/></text:p>
            <text:p text:style-name="P1">51<text:tab/>Francés (Luxemburgo)<text:tab/></text:p>
            <text:p text:style-name="P1">52<text:tab/>Francés (Mónaco)<text:tab/></text:p>
            <text:p text:style-name="P1">53<text:tab/>Francés (Suiza)<text:tab/></text:p>
            <text:p text:style-name="P1">54<text:tab/>Frisón<text:tab/></text:p>
            <text:p text:style-name="P1">55<text:tab/>Gaélico (Escocia)<text:tab/></text:p>
            <text:p text:style-name="P1">56<text:tab/>Galés<text:tab/></text:p>
            <text:p text:style-name="P1">57<text:tab/>Gallego<text:tab/></text:p>
            <text:p text:style-name="P1">58<text:tab/>Georgiano<text:tab/></text:p>
            <text:p text:style-name="P1">59<text:tab/>Griego<text:tab/></text:p>
            <text:p text:style-name="P1">60<text:tab/>Groenlandés<text:tab/></text:p>
            <text:p text:style-name="P1">61<text:tab/>Holandés (Bélgica)<text:tab/></text:p>
            <text:p text:style-name="P1">62<text:tab/>Holandés (Países Bajos)<text:tab/></text:p>
            <text:p text:style-name="P1">63<text:tab/>Húngaro<text:tab/></text:p>
            <text:p text:style-name="P1">64<text:tab/>Indonesio<text:tab/></text:p>
            <text:p text:style-name="P1">65<text:tab/>Inglés (Australia)<text:tab/></text:p>
            <text:p text:style-name="P1">66<text:tab/>Inglés (Belice)<text:tab/></text:p>
            <text:p text:style-name="P1">67<text:tab/>Inglés (Canadá)<text:tab/></text:p>
            <text:p text:style-name="P1">68<text:tab/>Inglés (Caribe)<text:tab/></text:p>
            <text:p text:style-name="P1">69<text:tab/>Inglés (Estados Unidos)<text:tab/></text:p>
            <text:p text:style-name="P1">70<text:tab/>Inglés (Filipinas)<text:tab/></text:p>
            <text:p text:style-name="P1">71<text:tab/>Inglés (Irlanda)<text:tab/></text:p>
            <text:p text:style-name="P1">72<text:tab/>Inglés (Jamaica)<text:tab/></text:p>
            <text:p text:style-name="P1">73<text:tab/>Inglés (Nueva Zelanda)<text:tab/></text:p>
            <text:p text:style-name="P1">74<text:tab/>Inglés (Reino Unido)<text:tab/></text:p>
            <text:p text:style-name="P1">75<text:tab/>Inglés (Sudáfrica)<text:tab/></text:p>
            <text:p text:style-name="P1">76<text:tab/>Inglés (Trinidad)<text:tab/></text:p>
            <text:p text:style-name="P1">77<text:tab/>Inglés (Zimbabue)<text:tab/></text:p>
            <text:p text:style-name="P1">78<text:tab/>Interlingua<text:tab/></text:p>
            <text:p text:style-name="P1">79<text:tab/>Irlandés<text:tab/></text:p>
            <text:p text:style-name="P1">80<text:tab/>Islandés<text:tab/></text:p>
            <text:p text:style-name="P1">81<text:tab/>Italiano (Italia)<text:tab/></text:p>
            <text:p text:style-name="P1">82<text:tab/>Italiano (Suiza)<text:tab/></text:p>
            <text:p text:style-name="P1">83<text:tab/>Kazajio<text:tab/></text:p>
            <text:p text:style-name="P1">84<text:tab/>Kinyarwanda (Ruanda)<text:tab/></text:p>
            <text:p text:style-name="P1">85<text:tab/>Konkani<text:tab/></text:p>
            <text:p text:style-name="P1">86<text:tab/>Kurdo (Siria)<text:tab/></text:p>
            <text:p text:style-name="P1">87<text:tab/>Kurdo (Turquía)<text:tab/></text:p>
            <text:p text:style-name="P1">88<text:tab/>Latín<text:tab/></text:p>
            <text:p text:style-name="P1">89<text:tab/>Letón<text:tab/></text:p>
            <text:p text:style-name="P1">90<text:tab/>Lituano<text:tab/></text:p>
            <text:p text:style-name="P1">91<text:tab/>Lituano (clásico)<text:tab/></text:p>
            <text:p text:style-name="P1">92<text:tab/>Macedonio<text:tab/></text:p>
            <text:p text:style-name="P1">93<text:tab/>Malayo (Brunei Darusalam)<text:tab/></text:p>
            <text:p text:style-name="P1">94<text:tab/>Malayo (Malasia)<text:tab/></text:p>
            <text:p text:style-name="P1">95<text:tab/>Maorí (Nueva Zelanda)<text:tab/></text:p>
            <text:p text:style-name="P1">96<text:tab/>Mongol<text:tab/></text:p>
            <text:p text:style-name="P1">97<text:tab/>Ndebele (Sur)<text:tab/></text:p>
            <text:p text:style-name="P1">98<text:tab/>Noruego (Bokmal)<text:tab/></text:p>
            <text:p text:style-name="P1">99<text:tab/>Noruego (Nynorsk)<text:tab/></text:p>
            <text:p text:style-name="P1">100<text:tab/>Occitano<text:tab/></text:p>
            <text:p text:style-name="P1">101<text:tab/>Polaco<text:tab/></text:p>
            <text:p text:style-name="P1">102<text:tab/>Portugués (Brasil)<text:tab/></text:p>
            <text:p text:style-name="P1">103<text:tab/>Portugués (Portugal)<text:tab/></text:p>
            <text:p text:style-name="P1">104<text:tab/>Retorrománico<text:tab/></text:p>
            <text:p text:style-name="P1">105<text:tab/>Rumano<text:tab/></text:p>
            <text:p text:style-name="P1">106<text:tab/>Ruso<text:tab/></text:p>
            <text:p text:style-name="P1">107<text:tab/>Sardo<text:tab/></text:p>
            <text:p text:style-name="P1">108<text:tab/>Serbio (Cirílico)<text:tab/></text:p>
            <text:p text:style-name="P1">109<text:tab/>Serbio (Latín)<text:tab/></text:p>
            <text:p text:style-name="P1">110<text:tab/>Sotho del norte<text:tab/></text:p>
            <text:p text:style-name="P1">111<text:tab/>Sotho del sur<text:tab/></text:p>
            <text:p text:style-name="P1">112<text:tab/>Suajili (Kenia)<text:tab/></text:p>
            <text:p text:style-name="P1">113<text:tab/>Suajili (Tanzania)<text:tab/></text:p>
            <text:p text:style-name="P1">114<text:tab/>Sueco (Finlandia)<text:tab/></text:p>
            <text:p text:style-name="P1">115<text:tab/>Sueco (Suecia)<text:tab/></text:p>
            <text:p text:style-name="P1">116<text:tab/>Swazilandés<text:tab/></text:p>
            <text:p text:style-name="P1">117<text:tab/>Tatar<text:tab/></text:p>
            <text:p text:style-name="P1">118<text:tab/>Tsonga<text:tab/></text:p>
            <text:p text:style-name="P1">119<text:tab/>Tswana (Botswana)<text:tab/></text:p>
            <text:p text:style-name="P1">120<text:tab/>Tswana (Suráfrica)<text:tab/></text:p>
            <text:p text:style-name="P1">121<text:tab/>Turco<text:tab/></text:p>
            <text:p text:style-name="P1">122<text:tab/>Ucraniano<text:tab/></text:p>
            <text:p text:style-name="P1">123<text:tab/>Uzbeco (Cirílico)<text:tab/></text:p>
            <text:p text:style-name="P1">124<text:tab/>Uzbeco (Latín)<text:tab/></text:p>
            <text:p text:style-name="P1">125<text:tab/>Venda<text:tab/></text:p>
            <text:p text:style-name="P1">126<text:tab/>Xhosa<text:tab/></text:p>
            <text:p text:style-name="P1">127<text:tab/>Zulú<text:tab/></text:p>
            <text:p text:style-name="P1">1<text:tab/>[Ninguno]<text:tab/></text:p>
            <text:p text:style-name="P1"><text:span text:style-name="T1">2</text:span><text:span text:style-name="T1"><text:tab/></text:span><text:span text:style-name="T1">Chino (Hong Kong)</text:span><text:span text:style-name="T1"><text:tab/></text:span></text:p>
            <text:p text:style-name="P1"><text:span text:style-name="T2">3</text:span><text:span text:style-name="T2"><text:tab/></text:span><text:span text:style-name="T2">Chino (Macao)</text:span><text:span text:style-name="T2"><text:tab/></text:span></text:p>
            <text:p text:style-name="P1"><text:span text:style-name="T3">4</text:span><text:span text:style-name="T3"><text:tab/></text:span><text:span text:style-name="T3">Chino (simplificado)</text:span><text:span text:style-name="T3"><text:tab/></text:span></text:p>
            <text:p text:style-name="P1"><text:span text:style-name="T4">5</text:span><text:span text:style-name="T4"><text:tab/></text:span><text:span text:style-name="T4">Chino (Singapur)</text:span><text:span text:style-name="T4"><text:tab/></text:span></text:p>
            <text:p text:style-name="P1"><text:span text:style-name="T5">6</text:span><text:span text:style-name="T5"><text:tab/></text:span><text:span text:style-name="T5">Chino (tradicional)</text:span><text:span text:style-name="T5"><text:tab/></text:span></text:p>
            <text:p text:style-name="P1"><text:span text:style-name="T6">7</text:span><text:span text:style-name="T6"><text:tab/></text:span><text:span text:style-name="T6">Coreano (República de Corea)</text:span><text:span text:style-name="T6"><text:tab/></text:span></text:p>
            <text:p text:style-name="P1"><text:span text:style-name="T7">8</text:span><text:span text:style-name="T7"><text:tab/></text:span><text:span text:style-name="T7">Japonés</text:span><text:span text:style-name="T7"><text:tab/></text:span></text:p>
            <text:p text:style-name="P1"><text:span text:style-name="T8">1</text:span><text:span text:style-name="T8"><text:tab/></text:span><text:span text:style-name="T8">[Ninguno]</text:span><text:span text:style-name="T8"><text:tab/></text:span></text:p>
            <text:p text:style-name="P1"><text:span text:style-name="T9">2</text:span><text:span text:style-name="T9"><text:tab/></text:span><text:span text:style-name="T9">Árabe (Arabia Saudí)</text:span><text:span text:style-name="T9"><text:tab/></text:span></text:p>
            <text:p text:style-name="P1"><text:span text:style-name="T10">3</text:span><text:span text:style-name="T10"><text:tab/></text:span><text:span text:style-name="T10">Árabe (Argelia)</text:span><text:span text:style-name="T10"><text:tab/></text:span></text:p>
            <text:p text:style-name="P1"><text:span text:style-name="T11">4</text:span><text:span text:style-name="T11"><text:tab/></text:span><text:span text:style-name="T11">Árabe (Bahrain)</text:span><text:span text:style-name="T11"><text:tab/></text:span></text:p>
            <text:p text:style-name="P1"><text:span text:style-name="T12">5</text:span><text:span text:style-name="T12"><text:tab/></text:span><text:span text:style-name="T12">Árabe (Egipto)</text:span><text:span text:style-name="T12"><text:tab/></text:span></text:p>
            <text:p text:style-name="P1"><text:span text:style-name="T13">6</text:span><text:span text:style-name="T13"><text:tab/></text:span><text:span text:style-name="T13">Árabe (Emiratos Árabes Unidos)</text:span><text:span text:style-name="T13"><text:tab/></text:span></text:p>
            <text:p text:style-name="P1"><text:span text:style-name="T14">7</text:span><text:span text:style-name="T14"><text:tab/></text:span><text:span text:style-name="T14">Árabe (Iraq)</text:span><text:span text:style-name="T14"><text:tab/></text:span></text:p>
            <text:p text:style-name="P1"><text:span text:style-name="T15">8</text:span><text:span text:style-name="T15"><text:tab/></text:span><text:span text:style-name="T15">Árabe (Jordania)</text:span><text:span text:style-name="T15"><text:tab/></text:span></text:p>
            <text:p text:style-name="P1"><text:span text:style-name="T16">9</text:span><text:span text:style-name="T16"><text:tab/></text:span><text:span text:style-name="T16">Árabe (Kuwait)</text:span><text:span text:style-name="T16"><text:tab/></text:span></text:p>
            <text:p text:style-name="P1"><text:span text:style-name="T17">10</text:span><text:span text:style-name="T17"><text:tab/></text:span><text:span text:style-name="T17">Árabe (Líbano)</text:span><text:span text:style-name="T17"><text:tab/></text:span></text:p>
            <text:p text:style-name="P1"><text:span text:style-name="T18">11</text:span><text:span text:style-name="T18"><text:tab/></text:span><text:span text:style-name="T18">Árabe (Libia)</text:span><text:span text:style-name="T18"><text:tab/></text:span></text:p>
            <text:p text:style-name="P1"><text:span text:style-name="T19">12</text:span><text:span text:style-name="T19"><text:tab/></text:span><text:span text:style-name="T19">Árabe (Marruecos)</text:span><text:span text:style-name="T19"><text:tab/></text:span></text:p>
            <text:p text:style-name="P1"><text:span text:style-name="T20">13</text:span><text:span text:style-name="T20"><text:tab/></text:span><text:span text:style-name="T20">Árabe (Omán)</text:span><text:span text:style-name="T20"><text:tab/></text:span></text:p>
            <text:p text:style-name="P1"><text:span text:style-name="T21">14</text:span><text:span text:style-name="T21"><text:tab/></text:span><text:span text:style-name="T21">Árabe (Qatar)</text:span><text:span text:style-name="T21"><text:tab/></text:span></text:p>
            <text:p text:style-name="P1"><text:span text:style-name="T22">15</text:span><text:span text:style-name="T22"><text:tab/></text:span><text:span text:style-name="T22">Árabe (Siria)</text:span><text:span text:style-name="T22"><text:tab/></text:span></text:p>
            <text:p text:style-name="P1"><text:span text:style-name="T23">16</text:span><text:span text:style-name="T23"><text:tab/></text:span><text:span text:style-name="T23">Árabe (Túnez)</text:span><text:span text:style-name="T23"><text:tab/></text:span></text:p>
            <text:p text:style-name="P1"><text:span text:style-name="T24">17</text:span><text:span text:style-name="T24"><text:tab/></text:span><text:span text:style-name="T24">Árabe (Yemen)</text:span><text:span text:style-name="T24"><text:tab/></text:span></text:p>
            <text:p text:style-name="P1"><text:span text:style-name="T25">18</text:span><text:span text:style-name="T25"><text:tab/></text:span><text:span text:style-name="T25">Assami</text:span><text:span text:style-name="T25"><text:tab/></text:span></text:p>
            <text:p text:style-name="P1"><text:span text:style-name="T26">19</text:span><text:span text:style-name="T26"><text:tab/></text:span><text:span text:style-name="T26">Bengalí (Bangladesh)</text:span><text:span text:style-name="T26"><text:tab/></text:span></text:p>
            <text:p text:style-name="P1"><text:span text:style-name="T27">20</text:span><text:span text:style-name="T27"><text:tab/></text:span><text:span text:style-name="T27">Bengalí (India)</text:span><text:span text:style-name="T27"><text:tab/></text:span></text:p>
            <text:p text:style-name="P1"><text:span text:style-name="T28">21</text:span><text:span text:style-name="T28"><text:tab/></text:span><text:span text:style-name="T28">Cachemirí (Cachemir)</text:span><text:span text:style-name="T28"><text:tab/></text:span></text:p>
            <text:p text:style-name="P1"><text:span text:style-name="T29">22</text:span><text:span text:style-name="T29"><text:tab/></text:span><text:span text:style-name="T29">Cachemirí (India)</text:span><text:span text:style-name="T29"><text:tab/></text:span></text:p>
            <text:p text:style-name="P1"><text:span text:style-name="T30">23</text:span><text:span text:style-name="T30"><text:tab/></text:span><text:span text:style-name="T30">Dzongja</text:span><text:span text:style-name="T30"><text:tab/></text:span></text:p>
            <text:p text:style-name="P1"><text:span text:style-name="T31">24</text:span><text:span text:style-name="T31"><text:tab/></text:span><text:span text:style-name="T31">Farsi</text:span><text:span text:style-name="T31"><text:tab/></text:span></text:p>
            <text:p text:style-name="P1"><text:span text:style-name="T32">25</text:span><text:span text:style-name="T32"><text:tab/></text:span><text:span text:style-name="T32">Gujaratí</text:span><text:span text:style-name="T32"><text:tab/></text:span></text:p>
            <text:p text:style-name="P1"><text:span text:style-name="T33">26</text:span><text:span text:style-name="T33"><text:tab/></text:span><text:span text:style-name="T33">Hebreo</text:span><text:span text:style-name="T33"><text:tab/></text:span></text:p>
            <text:p text:style-name="P1"><text:span text:style-name="T34">27</text:span><text:span text:style-name="T34"><text:tab/></text:span><text:span text:style-name="T34">Hindi</text:span><text:span text:style-name="T34"><text:tab/></text:span></text:p>
            <text:p text:style-name="P1"><text:span text:style-name="T35">28</text:span><text:span text:style-name="T35"><text:tab/></text:span><text:span text:style-name="T35">Jemer</text:span><text:span text:style-name="T35"><text:tab/></text:span></text:p>
            <text:p text:style-name="P1"><text:span text:style-name="T36">29</text:span><text:span text:style-name="T36"><text:tab/></text:span><text:span text:style-name="T36">Kannada</text:span><text:span text:style-name="T36"><text:tab/></text:span></text:p>
            <text:p text:style-name="P1"><text:span text:style-name="T37">30</text:span><text:span text:style-name="T37"><text:tab/></text:span><text:span text:style-name="T37">Kurdo (Irak)</text:span><text:span text:style-name="T37"><text:tab/></text:span></text:p>
            <text:p text:style-name="P1"><text:span text:style-name="T38">31</text:span><text:span text:style-name="T38"><text:tab/></text:span><text:span text:style-name="T38">Kurdo (Irán)</text:span><text:span text:style-name="T38"><text:tab/></text:span></text:p>
            <text:p text:style-name="P1"><text:span text:style-name="T39">32</text:span><text:span text:style-name="T39"><text:tab/></text:span><text:span text:style-name="T39">Laos</text:span><text:span text:style-name="T39"><text:tab/></text:span></text:p>
            <text:p text:style-name="P1"><text:span text:style-name="T40">33</text:span><text:span text:style-name="T40"><text:tab/></text:span><text:span text:style-name="T40">Malayalam</text:span><text:span text:style-name="T40"><text:tab/></text:span></text:p>
            <text:p text:style-name="P1"><text:span text:style-name="T41">34</text:span><text:span text:style-name="T41"><text:tab/></text:span><text:span text:style-name="T41">Manipuri</text:span><text:span text:style-name="T41"><text:tab/></text:span></text:p>
            <text:p text:style-name="P1"><text:span text:style-name="T42">35</text:span><text:span text:style-name="T42"><text:tab/></text:span><text:span text:style-name="T42">Marathi</text:span><text:span text:style-name="T42"><text:tab/></text:span></text:p>
            <text:p text:style-name="P1"><text:span text:style-name="T43">36</text:span><text:span text:style-name="T43"><text:tab/></text:span><text:span text:style-name="T43">Nepalí (India)</text:span><text:span text:style-name="T43"><text:tab/></text:span></text:p>
            <text:p text:style-name="P1"><text:span text:style-name="T44">37</text:span><text:span text:style-name="T44"><text:tab/></text:span><text:span text:style-name="T44">Nepalí (Nepal)</text:span><text:span text:style-name="T44"><text:tab/></text:span></text:p>
            <text:p text:style-name="P1"><text:span text:style-name="T45">38</text:span><text:span text:style-name="T45"><text:tab/></text:span><text:span text:style-name="T45">Oriya</text:span><text:span text:style-name="T45"><text:tab/></text:span></text:p>
            <text:p text:style-name="P1"><text:span text:style-name="T46">39</text:span><text:span text:style-name="T46"><text:tab/></text:span><text:span text:style-name="T46">Punjabi</text:span><text:span text:style-name="T46"><text:tab/></text:span></text:p>
            <text:p text:style-name="P1"><text:span text:style-name="T47">40</text:span><text:span text:style-name="T47"><text:tab/></text:span><text:span text:style-name="T47">Sánscrito</text:span><text:span text:style-name="T47"><text:tab/></text:span></text:p>
            <text:p text:style-name="P1"><text:span text:style-name="T48">41</text:span><text:span text:style-name="T48"><text:tab/></text:span><text:span text:style-name="T48">Sindhi</text:span><text:span text:style-name="T48"><text:tab/></text:span></text:p>
            <text:p text:style-name="P1"><text:span text:style-name="T49">42</text:span><text:span text:style-name="T49"><text:tab/></text:span><text:span text:style-name="T49">Sinhala</text:span><text:span text:style-name="T49"><text:tab/></text:span></text:p>
            <text:p text:style-name="P1"><text:span text:style-name="T50">43</text:span><text:span text:style-name="T50"><text:tab/></text:span><text:span text:style-name="T50">Tailandés</text:span><text:span text:style-name="T50"><text:tab/></text:span></text:p>
            <text:p text:style-name="P1"><text:span text:style-name="T51">44</text:span><text:span text:style-name="T51"><text:tab/></text:span><text:span text:style-name="T51">Tamil</text:span><text:span text:style-name="T51"><text:tab/></text:span></text:p>
            <text:p text:style-name="P1"><text:span text:style-name="T52">45</text:span><text:span text:style-name="T52"><text:tab/></text:span><text:span text:style-name="T52">Telugu</text:span><text:span text:style-name="T52"><text:tab/></text:span></text:p>
            <text:p text:style-name="P1"><text:span text:style-name="T53">46</text:span><text:span text:style-name="T53"><text:tab/></text:span><text:span text:style-name="T53">Tibetano (RP China)</text:span><text:span text:style-name="T53"><text:tab/></text:span></text:p>
            <text:p text:style-name="P1"><text:span text:style-name="T54">47</text:span><text:span text:style-name="T54"><text:tab/></text:span><text:span text:style-name="T54">Urdu (India)</text:span><text:span text:style-name="T54"><text:tab/></text:span></text:p>
            <text:p text:style-name="P1"><text:span text:style-name="T55">48</text:span><text:span text:style-name="T55"><text:tab/></text:span><text:span text:style-name="T55">Urdu (Pakistán)</text:span><text:span text:style-name="T55"><text:tab/></text:span></text:p>
            <text:p text:style-name="P1"><text:span text:style-name="T56">49</text:span><text:span text:style-name="T56"><text:tab/></text:span><text:span text:style-name="T56">Vietnamita</text:span><text:span text:style-name="T56"><text:tab/></text:span></text:p>
            <text:p text:style-name="P1"><text:span text:style-name="T5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6-01-02T21:25:32</meta:creation-date>
    <dc:date>2008-01-02T17:06:57</dc:date>
    <meta:editing-cycles>2</meta:editing-cycles>
    <meta:editing-duration>PT5M1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